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45b7" officeooo:paragraph-rsid="000845b7"/>
    </style:style>
    <style:style style:name="P2" style:family="paragraph" style:parent-style-name="Standard">
      <style:paragraph-properties fo:text-align="justify" style:justify-single-word="false"/>
      <style:text-properties officeooo:rsid="000845b7" officeooo:paragraph-rsid="000845b7"/>
    </style:style>
    <style:style style:name="P3" style:family="paragraph" style:parent-style-name="Standard">
      <style:paragraph-properties fo:text-align="justify" style:justify-single-word="false"/>
      <style:text-properties officeooo:rsid="0008753f" officeooo:paragraph-rsid="0008753f"/>
    </style:style>
    <style:style style:name="P4" style:family="paragraph" style:parent-style-name="Standard">
      <style:paragraph-properties fo:text-align="justify" style:justify-single-word="false"/>
      <style:text-properties fo:font-style="normal" fo:font-weight="normal" officeooo:rsid="0009cad5" officeooo:paragraph-rsid="0009cad5"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normal" officeooo:rsid="000b41cc" officeooo:paragraph-rsid="000b41cc" style:font-style-asian="normal" style:font-weight-asian="normal" style:font-style-complex="normal" style:font-weight-complex="normal"/>
    </style:style>
    <style:style style:name="P6" style:family="paragraph" style:parent-style-name="Standard">
      <style:paragraph-properties fo:margin-left="1.251cm" fo:margin-right="0cm" fo:text-align="justify" style:justify-single-word="false" fo:text-indent="0cm" style:auto-text-indent="false"/>
      <style:text-properties fo:font-style="normal" fo:font-weight="normal" officeooo:rsid="000b41cc" officeooo:paragraph-rsid="000b41cc" style:font-style-asian="normal" style:font-weight-asian="normal" style:font-style-complex="normal"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fo:font-style="normal" fo:font-weight="normal" officeooo:rsid="000b41cc" officeooo:paragraph-rsid="00173ba5"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size="20pt" fo:font-weight="bold" officeooo:rsid="000845b7" officeooo:paragraph-rsid="000bec89"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16pt" fo:font-weight="bold" officeooo:rsid="000845b7" officeooo:paragraph-rsid="000bec89"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weight="bold" officeooo:rsid="000b41cc" officeooo:paragraph-rsid="000b41cc" style:font-weight-asian="bold" style:font-weight-complex="bold"/>
    </style:style>
    <style:style style:name="P11" style:family="paragraph" style:parent-style-name="Standard">
      <style:paragraph-properties fo:text-align="justify" style:justify-single-word="false"/>
      <style:text-properties fo:font-weight="bold" officeooo:rsid="000bec89" officeooo:paragraph-rsid="000bec89" style:font-weight-asian="bold" style:font-weight-complex="bold"/>
    </style:style>
    <style:style style:name="P12" style:family="paragraph" style:parent-style-name="Standard">
      <style:paragraph-properties fo:text-align="justify" style:justify-single-word="false"/>
      <style:text-properties fo:font-weight="bold" officeooo:rsid="000845b7" officeooo:paragraph-rsid="000845b7" style:font-weight-asian="bold" style:font-weight-complex="bold"/>
    </style:style>
    <style:style style:name="P13" style:family="paragraph" style:parent-style-name="Text_20_body">
      <style:paragraph-properties fo:margin-left="0cm" fo:margin-right="0cm" fo:line-height="100%" fo:text-align="justify" style:justify-single-word="false" fo:text-indent="0cm" style:auto-text-indent="false"/>
      <style:text-properties fo:font-size="12pt" officeooo:paragraph-rsid="0015b2c6" style:font-size-asian="12pt" style:font-size-complex="12pt"/>
    </style:style>
    <style:style style:name="P14" style:family="paragraph" style:parent-style-name="Text_20_body">
      <style:paragraph-properties fo:margin-left="0cm" fo:margin-right="0cm" fo:line-height="100%" fo:text-align="justify" style:justify-single-word="false" fo:text-indent="0cm" style:auto-text-indent="false"/>
      <style:text-properties fo:font-size="12pt" officeooo:paragraph-rsid="0016ab07" style:font-size-asian="12pt" style:font-size-complex="12pt"/>
    </style:style>
    <style:style style:name="P15" style:family="paragraph" style:parent-style-name="Text_20_body">
      <style:paragraph-properties fo:margin-left="0cm" fo:margin-right="0cm" fo:line-height="100%" fo:text-align="justify" style:justify-single-word="false" fo:text-indent="0cm" style:auto-text-indent="false"/>
      <style:text-properties fo:font-size="12pt" officeooo:rsid="0016ab07" officeooo:paragraph-rsid="0016ab07" style:font-size-asian="12pt" style:font-size-complex="12pt"/>
    </style:style>
    <style:style style:name="P16" style:family="paragraph" style:parent-style-name="Text_20_body">
      <style:paragraph-properties fo:margin-left="0cm" fo:margin-right="0cm" fo:line-height="100%" fo:text-align="justify" style:justify-single-word="false" fo:text-indent="0cm" style:auto-text-indent="false"/>
      <style:text-properties fo:font-size="12pt" officeooo:rsid="00173ba5" officeooo:paragraph-rsid="00173ba5" style:font-size-asian="12pt" style:font-size-complex="12pt"/>
    </style:style>
    <style:style style:name="P17" style:family="paragraph" style:parent-style-name="Text_20_body">
      <style:paragraph-properties fo:margin-left="0cm" fo:margin-right="0cm" fo:line-height="100%" fo:text-align="justify" style:justify-single-word="false" fo:text-indent="0cm" style:auto-text-indent="false"/>
      <style:text-properties fo:font-size="12pt" fo:font-weight="bold" officeooo:rsid="000845b7" officeooo:paragraph-rsid="0016ab07" style:font-size-asian="12pt" style:font-weight-asian="bold" style:font-size-complex="12pt" style:font-weight-complex="bold"/>
    </style:style>
    <style:style style:name="P18" style:family="paragraph" style:parent-style-name="Text_20_body">
      <style:paragraph-properties fo:margin-left="0cm" fo:margin-right="0cm" fo:line-height="100%" fo:text-align="justify" style:justify-single-word="false" fo:text-indent="0cm" style:auto-text-indent="false"/>
      <style:text-properties fo:font-size="12pt" fo:font-weight="bold" officeooo:rsid="0016ab07" officeooo:paragraph-rsid="0016ab07" style:font-size-asian="12pt" style:font-weight-asian="bold" style:font-size-complex="12pt" style:font-weight-complex="bold"/>
    </style:style>
    <style:style style:name="P19" style:family="paragraph" style:parent-style-name="Standard">
      <style:text-properties officeooo:rsid="0015b2c6" officeooo:paragraph-rsid="0015b2c6"/>
    </style:style>
    <style:style style:name="P20" style:family="paragraph" style:parent-style-name="Standard">
      <style:paragraph-properties fo:text-align="justify" style:justify-single-word="false"/>
      <style:text-properties officeooo:rsid="00173ba5" officeooo:paragraph-rsid="00173ba5"/>
    </style:style>
    <style:style style:name="P21" style:family="paragraph" style:parent-style-name="Standard">
      <style:paragraph-properties fo:margin-left="1.251cm" fo:margin-right="0cm" fo:text-align="justify" style:justify-single-word="false" fo:text-indent="0cm" style:auto-text-indent="false"/>
      <style:text-properties officeooo:rsid="00173ba5" officeooo:paragraph-rsid="00173ba5"/>
    </style:style>
    <style:style style:name="P22" style:family="paragraph" style:parent-style-name="Standard">
      <style:paragraph-properties fo:margin-left="0cm" fo:margin-right="0cm" fo:text-align="justify" style:justify-single-word="false" fo:text-indent="0cm" style:auto-text-indent="false"/>
      <style:text-properties officeooo:rsid="00173ba5" officeooo:paragraph-rsid="00173ba5"/>
    </style:style>
    <style:style style:name="P23" style:family="paragraph" style:parent-style-name="Standard">
      <style:paragraph-properties fo:margin-left="0cm" fo:margin-right="0cm" fo:text-align="justify" style:justify-single-word="false" fo:text-indent="0cm" style:auto-text-indent="false"/>
      <style:text-properties officeooo:rsid="000b41cc" officeooo:paragraph-rsid="000b41cc"/>
    </style:style>
    <style:style style:name="P24" style:family="paragraph" style:parent-style-name="Text_20_body">
      <style:paragraph-properties fo:margin-left="0cm" fo:margin-right="0cm" fo:line-height="100%" fo:text-align="justify" style:justify-single-word="false" fo:text-indent="0cm" style:auto-text-indent="false"/>
      <style:text-properties fo:font-size="12pt" fo:font-weight="bold" officeooo:rsid="0016ab07" officeooo:paragraph-rsid="0016ab07" style:font-size-asian="12pt" style:font-weight-asian="bold" style:font-size-complex="12pt" style:font-weight-complex="bold"/>
    </style:style>
    <style:style style:name="P25" style:family="paragraph" style:parent-style-name="Text_20_body">
      <style:paragraph-properties fo:margin-left="0cm" fo:margin-right="0cm" fo:line-height="100%" fo:text-align="justify" style:justify-single-word="false" fo:text-indent="0cm" style:auto-text-indent="false"/>
      <style:text-properties fo:font-size="12pt" fo:font-weight="normal" officeooo:rsid="0016ab07" officeooo:paragraph-rsid="0016ab07" style:font-size-asian="12pt" style:font-weight-asian="normal" style:font-size-complex="12pt" style:font-weight-complex="normal"/>
    </style:style>
    <style:style style:name="T1" style:family="text">
      <style:text-properties officeooo:rsid="000845b7"/>
    </style:style>
    <style:style style:name="T2" style:family="text">
      <style:text-properties fo:font-weight="bold" style:font-weight-asian="bold" style:font-weight-complex="bold"/>
    </style:style>
    <style:style style:name="T3" style:family="text">
      <style:text-properties fo:font-weight="bold" officeooo:rsid="002f4dfe" style:font-weight-asian="bold" style:font-weight-complex="bold"/>
    </style:style>
    <style:style style:name="T4" style:family="text">
      <style:text-properties fo:font-weight="bold" officeooo:rsid="001273c4" style:font-weight-asian="bold" style:font-weight-complex="bold"/>
    </style:style>
    <style:style style:name="T5" style:family="text">
      <style:text-properties fo:font-weight="bold" officeooo:rsid="0014b220" style:font-weight-asian="bold" style:font-weight-complex="bold"/>
    </style:style>
    <style:style style:name="T6" style:family="text">
      <style:text-properties fo:font-weight="bold" officeooo:rsid="0015b2c6" style:font-weight-asian="bold" style:font-weight-complex="bold"/>
    </style:style>
    <style:style style:name="T7" style:family="text">
      <style:text-properties fo:font-weight="bold" officeooo:rsid="0016ab07" style:font-weight-asian="bold" style:font-weight-complex="bold"/>
    </style:style>
    <style:style style:name="T8" style:family="text">
      <style:text-properties fo:font-style="italic" fo:font-weight="normal" officeooo:rsid="0015b2c6"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73ba5"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9cad5" style:font-style-asian="normal" style:font-weight-asian="normal" style:font-style-complex="normal" style:font-weight-complex="normal"/>
    </style:style>
    <style:style style:name="T14" style:family="text">
      <style:text-properties fo:font-style="normal" fo:font-weight="normal" officeooo:rsid="0015b2c6" style:font-style-asian="normal" style:font-weight-asian="normal" style:font-style-complex="normal" style:font-weight-complex="normal"/>
    </style:style>
    <style:style style:name="T15" style:family="text">
      <style:text-properties fo:font-style="normal" fo:font-weight="normal" officeooo:rsid="0016ab07" style:font-style-asian="normal" style:font-weight-asian="normal" style:font-style-complex="normal" style:font-weight-complex="normal"/>
    </style:style>
    <style:style style:name="T16" style:family="text">
      <style:text-properties fo:font-style="normal" fo:font-weight="normal" officeooo:rsid="00173ba5" style:font-style-asian="normal" style:font-weight-asian="normal" style:font-style-complex="normal" style:font-weight-complex="normal"/>
    </style:style>
    <style:style style:name="T17" style:family="text">
      <style:text-properties officeooo:rsid="000bec89"/>
    </style:style>
    <style:style style:name="T18" style:family="text">
      <style:text-properties officeooo:rsid="000db793"/>
    </style:style>
    <style:style style:name="T19" style:family="text">
      <style:text-properties officeooo:rsid="0015b2c6"/>
    </style:style>
    <style:style style:name="T20" style:family="text">
      <style:text-properties fo:font-weight="normal" style:font-weight-asian="normal" style:font-weight-complex="normal"/>
    </style:style>
    <style:style style:name="T21" style:family="text">
      <style:text-properties fo:font-weight="normal" officeooo:rsid="00167a82" style:font-weight-asian="normal" style:font-weight-complex="normal"/>
    </style:style>
    <style:style style:name="T22" style:family="text">
      <style:text-properties fo:font-weight="normal" officeooo:rsid="001273c4" style:font-weight-asian="normal" style:font-weight-complex="normal"/>
    </style:style>
    <style:style style:name="T23" style:family="text">
      <style:text-properties fo:font-weight="normal" officeooo:rsid="002f4dfe" style:font-weight-asian="normal" style:font-weight-complex="normal"/>
    </style:style>
    <style:style style:name="T24" style:family="text">
      <style:text-properties fo:font-weight="normal" officeooo:rsid="0014b220" style:font-weight-asian="normal" style:font-weight-complex="normal"/>
    </style:style>
    <style:style style:name="T25" style:family="text">
      <style:text-properties fo:font-weight="normal" officeooo:rsid="0023f845" style:font-weight-asian="normal" style:font-weight-complex="normal"/>
    </style:style>
    <style:style style:name="T26" style:family="text">
      <style:text-properties fo:font-weight="normal" officeooo:rsid="0015b2c6" style:font-weight-asian="normal" style:font-weight-complex="normal"/>
    </style:style>
    <style:style style:name="T27" style:family="text">
      <style:text-properties fo:font-weight="normal" officeooo:rsid="0016ab07" style:font-weight-asian="normal" style:font-weight-complex="normal"/>
    </style:style>
    <style:style style:name="T28" style:family="text">
      <style:text-properties fo:font-weight="normal" officeooo:rsid="0020ab5a" style:font-weight-asian="normal" style:font-weight-complex="normal"/>
    </style:style>
    <style:style style:name="T29" style:family="text">
      <style:text-properties officeooo:rsid="00173b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éthodologie</text:p>
      <text:p text:style-name="P9">la question d<text:span text:style-name="T19">e réflexion</text:span> philosophique</text:p>
      <text:p text:style-name="P1"/>
      <text:p text:style-name="P1"/>
      <text:p text:style-name="P19">Les conseils généraux sont les mêmes que pour la question d’interprétation philosophique :</text:p>
      <text:p text:style-name="P19"><text:tab/>- aucune méthode spécifique n’est attendue</text:p>
      <text:p text:style-name="P19"><text:tab/>- il est néanmoins conseiller de diviser votre réponse<text:span text:style-name="T1"> en introduction/développement/conclusion</text:span></text:p>
      <text:p text:style-name="P2"/>
      <text:p text:style-name="P12">I. <text:span text:style-name="T17">L’analyse du sujet et la construction de l’introduction</text:span></text:p>
      <text:p text:style-name="P12"/>
      <text:p text:style-name="P18"><text:tab/>1ère étape : l’analyse du sujet</text:p>
      <text:p text:style-name="P17"><text:span text:style-name="T27">U</text:span><text:span text:style-name="T26">n sujet de réflexion fera toujours intervenir un ou deux concepts particulièrement importants et riches de sens. Par exemple, sur le sujet « doit-on se méfier de la rhétorique ? », on voit que les notions de </text:span><text:span text:style-name="T8">méfiance</text:span><text:span text:style-name="T14"> et de </text:span><text:span text:style-name="T8">rhétorique</text:span><text:span text:style-name="T14"> vont être particulièrement importantes. La première étape pour vous va donc être d’analyser et de définir ces termes </text:span><text:span text:style-name="T15">sur votre brouillon</text:span><text:span text:style-name="T14">. Réfléchissez bien à tout ce que ces concepts impliquent (par exemple, le terme de « méfiance » implique l’existence d’un danger… </text:span><text:span text:style-name="T15">De quelle nature précise pourrait être ce danger ? De quoi sa réalisation dépend-elle ? Etc.). Vous ne connaîtrez par forcément par cœur la définition des termes du sujet, mais dans ce cas il est capital d’essayer au moins de les définir par vous-même.</text:span></text:p>
      <text:p text:style-name="P18"><text:span text:style-name="T15">P</text:span><text:span text:style-name="T12">ar ailleurs, il faudra être très attentif à chacun des mots du sujet, même si ce n’est pas un concept : par exemple, le sujet « faut-il se méfier de la rhétorique ? » n’est pas exactement le même que « peut-on se méfier de la rhétorique ? ». Soyez toujours très précis dans votre lecture de l’énoncé.</text:span></text:p>
      <text:p text:style-name="P2"/>
      <text:p text:style-name="P2"><text:tab/><text:span text:style-name="T7">2ème étape : les étapes de la rédaction de l’introduction</text:span></text:p>
      <text:p text:style-name="P2"/>
      <text:p text:style-name="P14"><text:span text:style-name="T7">a.</text:span><text:span text:style-name="T4"> </text:span><text:span text:style-name="T6">L’a</text:span><text:span text:style-name="T4">ccroche </text:span><text:span text:style-name="T3">(facultatif) : </text:span><text:span text:style-name="T21">Une accroche est </text:span><text:span text:style-name="T22">un élément qui est censé éveiller l'intérêt du lecteur pour le problème que vous allez poser, et qui ainsi vous permet d'initier votre réflexion. C'est un élément non nécessaire. </text:span><text:span text:style-name="T21">Ne rédigez une accroche que si vous avez une référence précise, intéressante et adéquate à proposer.</text:span></text:p>
      <text:p text:style-name="P14"><text:span text:style-name="T22"><text:line-break/></text:span><text:span text:style-name="T27">b. Les </text:span><text:span text:style-name="T7">définitions</text:span><text:span text:style-name="T27"> des concepts du sujet, et quelques éléments d’analyse si besoin.</text:span></text:p>
      <text:p text:style-name="P25"/>
      <text:p text:style-name="P15"><text:span text:style-name="T27">c. </text:span><text:span text:style-name="T20">L’exposition du sujet. Il s’agit simplement de répéter la question qui vous est posée quelque part dans l’intro.</text:span></text:p>
      <text:p text:style-name="P25"/>
      <text:p text:style-name="P13"><text:span text:style-name="T27">d. La</text:span><text:span text:style-name="T22"> </text:span><text:span text:style-name="T7">p</text:span><text:span text:style-name="T4">roblématique</text:span><text:span text:style-name="T22">.</text:span><text:span text:style-name="T4"> </text:span><text:span text:style-name="T21">L</text:span><text:span text:style-name="T24">e but de la problématique est de </text:span><text:span text:style-name="T5">montrer pourquoi il est difficile de répondre au sujet</text:span><text:span text:style-name="T24">, ce qui va souvent consister à montrer</text:span><text:span text:style-name="T5"> pourquoi aucune réponse immédiate n’est possible. </text:span><text:span text:style-name="T24">Il ne faut donc pas confondre la problématique et le sujet : le sujet est la </text:span><text:span text:style-name="T5">question </text:span><text:span text:style-name="T24">qui vous est posée, alors que la problématique est la </text:span><text:span text:style-name="T5">description précise d’une difficulté </text:span><text:span text:style-name="T24">: </text:span><text:span text:style-name="T25">elle sera formulée en plusieurs phrases liées ensemble de façon rigoureuse. </text:span><text:span text:style-name="T23">Une problématique est un bloc de texte assez long !</text:span></text:p>
      <text:p text:style-name="P16"><text:span text:style-name="T23">S</text:span><text:span text:style-name="T20">i une question a un intérêt philosophique, c’est parce qu’aucune réponse simple n’est acceptable. Il y a toujours au moins deux réponses opposées qui sont concevables : la problématique consiste à exposer ces deux réponses. </text:span><text:span text:style-name="T28">Attention, ne vous contentez pas d’un simple oui/non ! Il faut que ces réponses soient précises, détaillées et convaincantes. Chaque réponse doit pouvoir véritablement être soutenue de façon argumentée et intelligente. </text:span><text:span text:style-name="T20">Pour ouvrir un peu la réflexion, n’hésitez pas à présenter vos réponses sous forme de questions.</text:span></text:p>
      <text:p text:style-name="P2"/>
      <text:p text:style-name="P11">II. <text:span text:style-name="T29">Construire le développement</text:span></text:p>
      <text:p text:style-name="P3"/>
      <text:p text:style-name="P20">Le plan de votre développement va directement s’inspirer de votre problématique. Vous avez ici deux solutions possibles :</text:p>
      <text:p text:style-name="P21">- Soit vous faites un plan en deux parties. Chaque partie correspond à l’une des réponses de votre problématique. Chaque partie peut être développée en deux paragraphes, pour vous laisser le temps de bien argumenter et réfléchir.</text:p>
      <text:p text:style-name="P21"><text:soft-page-break/>- Soit vous faites un plan en trois parties. Etant donné les contraintes de temps, chaque partie sera constitués d’un seul paragraphe. Les deux premières parties pourront reprendre les deux réponses de la problématique, et la troisième partie pourra proposer un dépassement de cette alternative : il s’agit de montrer que la question est mal posée, que l’alternative est réductrice, etc. L’idée est de « sortir du cadre » ! Votre troisième partie pourra être la plus personnelle, à condition bien sûr de tout argumenter de façon rigoureuse.</text:p>
      <text:p text:style-name="P20"/>
      <text:p text:style-name="P22"><text:span text:style-name="T13">A</text:span><text:span text:style-name="T12">ttention à respecter les principes suivants :</text:span></text:p>
      <text:p text:style-name="P21"><text:span text:style-name="T12">- Toujours aller </text:span><text:span text:style-name="T11">du plus simple au plus complexe</text:span><text:span text:style-name="T12">, du plus faible au plus fort</text:span></text:p>
      <text:p text:style-name="P21"><text:span text:style-name="T12">- Toujours </text:span><text:span text:style-name="T11">être dans le sujet</text:span><text:span text:style-name="T12"> : assurez-vous d’être toujours en train d’étudier la relation entre les concepts du sujet. Par exemple, sur le sujet « faut-il se méfier de la rhétorique ? », </text:span><text:span text:style-name="T11">chacune</text:span><text:span text:style-name="T12"> de vos partie devra traiter de la rhétorique sous l’angle du danger, de la menace, etc.</text:span></text:p>
      <text:p text:style-name="P21"><text:span text:style-name="T12">- </text:span><text:span text:style-name="T11">Les parties doivent se suivre de façon logique</text:span><text:span text:style-name="T12">. Il faut envisager votre réponse comme le développement rigoureux d’une réflexion cohérente. N’hésitez pas à poser vos propres questions <text:s/>et à y répondre !</text:span></text:p>
      <text:p text:style-name="P4"/>
      <text:p text:style-name="P10"><text:span text:style-name="T10">III</text:span><text:span text:style-name="T9">. La conclusion</text:span></text:p>
      <text:p text:style-name="P5"/>
      <text:p text:style-name="P5">L<text:span text:style-name="T29">a conclusion se construit sur le même principe que pour la question d’interprétation, en deux temps donc :</text:span></text:p>
      <text:p text:style-name="P5"/>
      <text:p text:style-name="P23"><text:span text:style-name="T12">1. La </text:span><text:span text:style-name="T11">synthèse</text:span><text:span text:style-name="T12"> de </text:span><text:span text:style-name="T16">votre réflexion</text:span><text:span text:style-name="T12">. Il s’agit de réexpliquer </text:span><text:span text:style-name="T16">brièvement la façon dont vous avez construit votre réflexion.</text:span></text:p>
      <text:p text:style-name="P6"/>
      <text:p text:style-name="P7">2. <text:span text:style-name="T2">L’ouverture</text:span>. <text:span text:style-name="T29">Il faut prendre un peu de distance avec la question : montrer</text:span> pourquoi <text:span text:style-name="T29">e</text:span>l<text:span text:style-name="T29">le</text:span> est intéressant<text:span text:style-name="T29">e</text:span>, <text:span text:style-name="T29">quelle est son actualité… I</text:span>l faut terminer sur quelque chose de plus personnel, une réflexion qui vous est propre, <text:span text:style-name="T18">qui vous semble intéressante</text:span> et qui a été directement inspirée par le texte. <text:span text:style-name="T29">N’hésitez pas à faire référence à des faits d’actualité, et à proposer une courte analyse en fonction de votre réflex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4T22:36:57.089000000</meta:creation-date>
    <dc:date>2020-01-06T12:59:08.794000000</dc:date>
    <meta:editing-duration>PT40M48S</meta:editing-duration>
    <meta:editing-cycles>8</meta:editing-cycles>
    <meta:generator>LibreOffice/7.2.5.2$Windows_X86_64 LibreOffice_project/499f9727c189e6ef3471021d6132d4c694f357e5</meta:generator>
    <meta:document-statistic meta:table-count="0" meta:image-count="0" meta:object-count="0" meta:page-count="2" meta:paragraph-count="27" meta:word-count="860" meta:character-count="5252" meta:non-whitespace-character-count="4413"/>
  </office:meta>
</office:document-meta>
</file>